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Wingdings 3" svg:font-family="'Wingdings 3'" style:font-adornments="Normal"/>
    <style:font-face style:name="Arial3"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Standard">
      <style:paragraph-properties fo:text-align="center" style:justify-single-word="false"/>
      <style:text-properties style:font-name="Arial" fo:font-size="13pt" style:font-size-asian="13pt" style:font-size-complex="13pt"/>
    </style:style>
    <style:style style:name="P3" style:family="paragraph" style:parent-style-name="Elenco_5f_Puntato">
      <style:text-properties fo:font-style="italic" fo:font-weight="bold" style:font-style-asian="italic" style:font-weight-asian="bold" style:font-style-complex="italic" style:font-weight-complex="bold"/>
    </style:style>
    <style:style style:name="P4" style:family="paragraph" style:parent-style-name="Elenco_5f_Puntato">
      <style:text-properties style:font-name="Arial1" fo:language="it" fo:country="IT" style:language-asian="zxx" style:country-asian="none" style:language-complex="zxx" style:country-complex="none"/>
    </style:style>
    <style:style style:name="P5" style:family="paragraph" style:parent-style-name="Elenco_5f_Puntato">
      <style:text-properties style:font-name="Arial2" fo:language="it" fo:country="IT" fo:font-weight="normal" style:language-asian="zxx" style:country-asian="none" style:font-weight-asian="normal" style:language-complex="zxx" style:country-complex="none" style:font-weight-complex="normal"/>
    </style:style>
    <style:style style:name="P6" style:family="paragraph" style:parent-style-name="Elenco_5f_Puntato">
      <style:text-properties fo:font-weight="normal" style:font-weight-asian="normal" style:font-weight-complex="normal"/>
    </style:style>
    <style:style style:name="P7" style:family="paragraph" style:parent-style-name="Elenco_5f_Puntato">
      <style:text-properties fo:color="#ff3333" fo:font-weight="bold" style:font-weight-asian="bold" style:font-weight-complex="bold"/>
    </style:style>
    <style:style style:name="P8" style:family="paragraph" style:parent-style-name="Elenco_5f_Puntato">
      <style:paragraph-properties fo:margin-left="0cm" fo:margin-right="0cm" fo:text-indent="0cm" style:auto-text-indent="false"/>
    </style:style>
    <style:style style:name="P9" style:family="paragraph" style:parent-style-name="Elenco_5f_Puntato" style:master-page-name="">
      <style:paragraph-properties fo:margin-left="2cm" fo:margin-right="2cm" fo:margin-top="0.199cm" fo:margin-bottom="0cm" fo:keep-together="always" fo:text-indent="0cm" style:auto-text-indent="false" style:page-number="auto" fo:padding="0.049cm" fo:border="0.035cm solid #000000" style:shadow="none" fo:keep-with-next="auto" style:writing-mode="page" style:join-border="false">
        <style:tab-stops/>
      </style:paragraph-properties>
    </style:style>
    <style:style style:name="P10" style:family="paragraph" style:parent-style-name="Elenco_5f_puntato_5f_Titolo">
      <style:text-properties style:font-name="Arial2" fo:language="it" fo:country="IT" fo:font-weight="bold" style:language-asian="zxx" style:country-asian="none" style:language-complex="zxx" style:country-complex="none"/>
    </style:style>
    <style:style style:name="P11" style:family="paragraph" style:parent-style-name="Elenco_5f_Puntato" style:list-style-name="List_20_1">
      <style:text-properties fo:font-weight="normal" style:font-weight-asian="normal" style:font-weight-complex="normal"/>
    </style:style>
    <style:style style:name="P12" style:family="paragraph" style:parent-style-name="Elenco_5f_Puntato" style:list-style-name="List_20_1">
      <style:text-properties style:font-name="Arial2" fo:language="it" fo:country="IT" fo:font-weight="normal" style:language-asian="zxx" style:country-asian="none" style:font-weight-asian="normal" style:language-complex="zxx" style:country-complex="none"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style:font-name="Arial3"/>
    </style:style>
    <style:style style:name="T7" style:family="text">
      <style:text-properties fo:color="#ed1c24" fo:font-weight="bold" style:font-weight-asian="bold" style:font-weight-complex="bold" loext:opacity="100%"/>
    </style:style>
    <style:style style:name="T8" style:family="text">
      <style:text-properties style:font-name="Wingdings 3" fo:font-size="14pt" fo:font-weight="bold" style:font-name-asian="Wingdings 3" style:font-size-asian="14pt" style:font-weight-asian="bold" style:font-name-complex="Wingdings 3" style:font-size-complex="14pt"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Arial" fo:font-size="14pt" fo:language="zxx" fo:country="none" fo:font-weight="bold"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11" style:family="text">
      <style:text-properties style:font-name="Arial2" fo:language="it" fo:country="IT" fo:font-weight="bold" style:language-asian="zxx" style:country-asian="none" style:language-complex="zxx" style:country-complex="none"/>
    </style:style>
    <style:style style:name="T12" style:family="text">
      <style:text-properties style:font-name="Arial2" fo:language="it" fo:country="IT" style:language-asian="zxx" style:country-asian="none" style:language-complex="zxx" style:country-complex="none"/>
    </style:style>
    <style:style style:name="T13" style:family="text">
      <style:text-properties style:font-name="Arial1" fo:language="it" fo:country="IT" style:language-asian="zxx" style:country-asian="none"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RINO-S</text:p>
      <text:p text:style-name="P2">Breve Descrizione delle modifiche / aggiornamenti apportati nelle varie versioni.</text:p>
      <text:p text:style-name="Elenco_5f_puntato_5f_Titolo">ATTENZIONE: dopo ogni aggiornamento, viene cancellata la gara precedentemente memorizzata. In alcuni casi, anche le programmazione dei parametri operativi vengono messi ai valori di default.<text:line-break/>Questo per evitare problemi in caso di modifiche alla tipologie di prove usate.<text:line-break/></text:p>
      <text:p text:style-name="P7">ATTENZIONE: dal gennaio 2023 , la produzione del BORINO-S ha subito una modifica:<text:line-break/>il modulo bluetooth RN42, a causa della obsolescenza, è stato sostituito con il nuovo modulo RN42678. Questo implica l'utilizzo di nuovi driver per il suo utilizzo. <text:line-break/>Per risolvere il problema, sono state generate due versioni firmware di aggiornamento:<text:line-break/>BORINO-S-RN42_XvXXbxx (usa driver per RN42)<text:line-break/>BORINO-S-RN4678_XvXXbxx (usa driver per RN4678)<text:line-break/>Entrambi i firmware verificano se il modulo installato è compatibile con i driver usati.<text:line-break/>Dopo l'aggiornamento con una delle due versioni, lo strumento, in caso di incompatibilità, al momento di attivare il “Wireless”, segnala il problema con un apposito messaggio e il wireless non si attiva. In questo caso bisogna reinstallare il firmware, usando l'altra versione.</text:p>
      <text:h text:style-name="Heading_20_3" text:outline-level="3">5v23_beta02 (marzo 2023)</text:h>
      <text:p text:style-name="Elenco_5f_puntato_5f_Titolo">MODIFICA hardware</text:p>
      <text:p text:style-name="Elenco_5f_Puntato">Create due versioni per usare driver diversi per il comando dei moduli bluetooth</text:p>
      <text:p text:style-name="Elenco_5f_puntato_5f_Titolo">MODIFICA menu info</text:p>
      <text:p text:style-name="Elenco_5f_Puntato">Aggiunto il tipo di modulo usato accanto al numero di serie che compare quando si attiva il menu “Informazioni”<text:line-break/>Viene segnalo anche se il firmware è compatibile con il modulo montato:<text:line-break/>se compatibile, viene visualizzato il tipo di modulo usato ("RN42" o "RN4678"), <text:line-break/>se non compatibile, viene visualizzato "RN No"</text:p>
      <text:p text:style-name="Elenco_5f_puntato_5f_Titolo">MODIFICA informazioni avvio</text:p>
      <text:p text:style-name="Elenco_5f_Puntato">Aggiunto il driver firmware installato nella schermata di on/off (“Firm:RN42” o “Firm_RN4678”). <text:line-break/>Viene segnalo anche il se firmware è compatibile con il modulo montato:<text:line-break/>se compatibile <text:s text:c="2"/>"Mod OK", se non compatibile "Mod: No"</text:p>
      <text:h text:style-name="Heading_20_3" text:outline-level="3">5v02-beta11 (dicembre 2022)</text:h>
      <text:p text:style-name="Elenco_5f_puntato_5f_Titolo">MODIFICA Info Prove</text:p>
      <text:p text:style-name="Elenco_5f_Puntato">Aggiunta una quarta pagina alle informazioni delle prove.<text:line-break/>Se abilitata la funzione invia impostazioni ad AVE-S (BORINO--&gt;AVE), in questa pagina vengono visualizzate la Durata e la Lunghezza della prova se di tipo PC, oppure la media programmata e la lunghezza se si tratta di una prova tipo AVG.<text:line-break/>Se non abilitata la funzione “BORINO--&gt;AVE”, viene visualizzato un messaggio che informa della non abilitazione.</text:p>
      <text:p text:style-name="Elenco_5f_puntato_5f_Titolo"><text:soft-page-break/>BUG “Train Race”: termina </text:p>
      <text:p text:style-name="Elenco_5f_Puntato">Adesso, quando si termina e si esce da “Train Race”, non viene ripristinata la funzione RS232 del port In_AUX, e quindi la connessione con un PC oppure un AVE-S non funziona.<text:line-break/>Corretto: adesso viene ripristinata la funzione RS232 quando si termina “Train Race”.</text:p>
      <text:p text:style-name="Elenco_5f_puntato_5f_Titolo">BUG “Train Race”: In_aux</text:p>
      <text:p text:style-name="Elenco_5f_Puntato">Se in “Train Race” viene selezionata la funzione di “Test Clock” per vedere il corretto <text:s/>funzionamento delle linee, quando si esce dal test, l'ingresso In_Aux rimane bloccato perché viene ripristinata la funzione RS232.</text:p>
      <text:p text:style-name="Elenco_5f_Puntato">Corretto: adesso quando si esce dal “Test Clock” in modo “Train Race”, non viene ripristinata la funzione RS232, ma rimane l’ingressp pressostato.</text:p>
      <text:p text:style-name="Elenco_5f_puntato_5f_Titolo">MODIFICA Main Menu</text:p>
      <text:p text:style-name="Elenco_5f_Puntato">Nel Main menu principale, alla voce “”Gara”, aggiunta l’opzione "Formattazione Record". Cancella e verifica tutti i record della memoria continua, simile alla voce "Valori default", <text:s/>ma senza modificare i parametri impostati del utente.<text:line-break/>Utile per eliminare qualche problema di scambio dati tra strumenti</text:p>
      <text:h text:style-name="Heading_20_3" text:outline-level="3">5v02-beta09 (ottobre 2022)</text:h>
      <text:p text:style-name="Elenco_5f_puntato_5f_Titolo"><text:span text:style-name="T11">B</text:span><text:span text:style-name="T11">UG carica parametri operativi memorizzati</text:span></text:p>
      <text:p text:style-name="P5">In caso di errore lettura eeprom o checksum dei dati errato, lo strumento segnala il problema ed attende la pressione di un tasto. A questo punto il firmware si blocca perchè la gestione della tastiera viene inibita.<text:line-break/>Modificato, mantenendo attiva la gestione dei tasti</text:p>
      <text:h text:style-name="Heading_20_3" text:outline-level="3">5v02-beta08 (luglio 2022)</text:h>
      <text:p text:style-name="Elenco_5f_puntato_5f_Titolo"><text:span text:style-name="T11">Modifica </text:span><text:span text:style-name="T11">salvataggio dati e spegnimento</text:span></text:p>
      <text:p text:style-name="P5">Aumentati i tempi di accesso alla EEPROM (memoria continua), dove vengono salvati i vari record delle prove. Con i nuovi componenti usati, è possibile che le vecchie temporizzazioni siano al limite del corretto funzionamento, creando alcuni <text:s/>problemi in fase di salvataggio e spegnimento.</text:p>
      <text:p text:style-name="P10">BUG Train_Race</text:p>
      <text:p text:style-name="P6"><text:span text:style-name="T12">C</text:span><text:span text:style-name="T12">orretti alcuni bug in “</text:span><text:span text:style-name="T12">T</text:span><text:span text:style-name="T12">ra</text:span><text:span text:style-name="T12">i</text:span><text:span text:style-name="T12">n_race”, relativi al numero massimo di generazione delle PC, alla cancellazione ed inserimento delle prove.<text:line-break/></text:span><text:span text:style-name="T12">I</text:span><text:span text:style-name="T12">l CO finale creato in automatico dopo la serie di PC, </text:span><text:span text:style-name="T12">è del tipo “</text:span><text:span text:style-name="T12">ad In</text:span><text:span text:style-name="T12">i</text:span><text:span text:style-name="T12">zio ora imposta”, ma senza programmazione.</text:span></text:p>
      <text:p text:style-name="P10">MODIFICA syncro GPS</text:p>
      <text:p text:style-name="P5">Quando si sincronizza con il GPS, la luminosità del display viene messa al massimo, per migliorare la visione in caso di ambienti aperti</text:p>
      <text:p text:style-name="P10">MODIFICA menu Info</text:p>
      <text:list xml:id="list5822015549553453044" text:style-name="List_20_1">
        <text:list-item>
          <text:p text:style-name="P11"><text:span text:style-name="T12">Aggiunto in “</text:span><text:span text:style-name="T12">I</text:span><text:span text:style-name="T12">nformazioni” la visualizzazione del tipo di cavo collegato all'ingresso InAUX.<text:line-break/>In ques</text:span><text:span text:style-name="T12">t</text:span><text:span text:style-name="T12">a visualizzazione, viene verificato continuamente il tipo inserito.<text:line-break/>Con il tasto Enter si conferma il tipo di cavo usato.<text:line-break/>Utilte per i</text:span><text:span text:style-name="T12">m</text:span><text:span text:style-name="T12">postare il tipo di cavo anche durante il normale funzionamento, senza dover uscire dalla funzione.</text:span></text:p>
        </text:list-item>
        <text:list-item>
          <text:p text:style-name="P11"><text:span text:style-name="T12">In menu informazioni, azionando il tasto "Viste", si esce dal menu visualizzando la lista delle prove.<text:line-break/>Corretto, tasto “</text:span><text:span text:style-name="T12">Viste” è stato </text:span><text:span text:style-name="T12">disabilitato nel menu Informazioni.</text:span></text:p>
        </text:list-item>
        <text:list-item>
          <text:p text:style-name="P11"><text:soft-page-break/><text:span text:style-name="T12">In Menu "Informazioni / Info Prove", nella terza schermata "Delta In PB -&gt; In AUX", i delta sono indicati con segno negativo (anticipo) anziché positivo (ritardo)<text:line-break/>Corretto, modificata anche la descrizio</text:span><text:span text:style-name="T12">n</text:span><text:span text:style-name="T12">e della schermata in "Delta In AUX - In PB”</text:span></text:p>
        </text:list-item>
        <text:list-item>
          <text:p text:style-name="P12">Nel calcolo delle errori medi, vengono utilizzti <text:s/>i rilevamenti fatti su igresso InPB e non InAUX<text:line-break/>Corretto, adesso vengono usati i rilevamenti dell'ingresso InAUX (Pressostato)</text:p>
        </text:list-item>
      </text:list>
      <text:h text:style-name="Heading_20_3" text:outline-level="3">5v02-beta04 (aprile 2022)</text:h>
      <text:p text:style-name="Elenco_5f_puntato_5f_Titolo"><text:span text:style-name="T11">MODIFICA </text:span><text:span text:style-name="T11">calibrazione</text:span></text:p>
      <text:p text:style-name="P5">Da questa versione, viene salvata la data di calibrazione dell’oscillatore interno.<text:line-break/>Selezionando la voce “Informazioni” dal “main menu”, vengono visualizzati il valore di compensazione e la data di calibrazione.<text:line-break/>In caso di calibrazione fatta con versioni precedenti, viene visualizzato 00/00/00 come data di calibrazione .</text:p>
      <text:p text:style-name="Elenco_5f_puntato_5f_Titolo">BUG</text:p>
      <text:p text:style-name="P5">Corretti vari bug trovati in fase di test</text:p>
      <text:p text:style-name="Elenco_5f_puntato_5f_Titolo">MODIFICA TRAIN RACE</text:p>
      <text:p text:style-name="P5">In fase di programmazione delle PC, aggiunto alla fine un CO per poter terminare l’ultima prova cronometrata evitanto rilevamenti spuri.</text:p>
      <text:h text:style-name="Heading_20_3" text:outline-level="3">5v02-beta03 (<text:span text:style-name="T10">marzo</text:span> 2022)</text:h>
      <text:p text:style-name="Elenco_5f_puntato_5f_Titolo">MODIFICA Allenamento </text:p>
      <text:p text:style-name="Elenco_5f_Puntato">Aggiunto TRAIN_RACE in allenamento, che come per BORA-S2, genera una seria di PC senza metterle in memoria.<text:line-break/>In “Info” ho il tempo di passaggio, l'errore e il delta tra inPB e in AUX. <text:line-break/>In un altro form ho la media dei passaggi in anticipo, in ritardo, a zero e totale<text:line-break/>Ho un massimo di 50 PC programmabili.</text:p>
      <text:p text:style-name="Elenco_5f_puntato_5f_Titolo">BUG</text:p>
      <text:p text:style-name="Elenco_5f_Puntato">Corretti alcuni bug generici trovati durante l’utilizzo</text:p>
      <text:h text:style-name="Heading_20_3" text:outline-level="3">5v00-beta08 (<text:span text:style-name="T10">luglio</text:span> 2021)</text:h>
      <text:p text:style-name="Elenco_5f_puntato_5f_Titolo">BUG Allenamento Training</text:p>
      <text:p text:style-name="Elenco_5f_Puntato">Entrando in gara e poi uscendo per entrare in Allenamento Training, premendo il tasto FLAG, la macchina si spegne.</text:p>
      <text:p text:style-name="Elenco_5f_Puntato">Problema dovuto alla mancata disabilitazione del tasto FLAG quando si entra in Allenamento e quindi alla sua pressione, il tutto si blocca perché non gestito.<text:line-break/>Corretto</text:p>
      <text:h text:style-name="Heading_20_3" text:outline-level="3">5v00-beta06 (<text:span text:style-name="T10">aprile</text:span> 2021)</text:h>
      <text:p text:style-name="Elenco_5f_puntato_5f_Titolo">BUG inserimento prove</text:p>
      <text:p text:style-name="Elenco_5f_Puntato">Inserendo delle prove all'interno di un altro gruppo, l'ultima prova non viene salvata in memoria continua quando si spegne lo strumento.<text:line-break/>Corretto e migliorato anche il <text:span text:style-name="T13">salvataggio dei record prove</text:span> in <text:span text:style-name="T13">memoria continua</text:span></text:p>
      <text:p text:style-name="Elenco_5f_puntato_5f_Titolo">MODIFICA</text:p>
      <text:p text:style-name="P4">Aggiunta la possibilità di scegliere di vedere nelle informazioni, l'errore in millesimi o in centesimi. Se abilitata la voce "al centesimo", il tempo viene troncato al centesimo prima di effettuare il calcolo.</text:p>
      <text:p text:style-name="Elenco_5f_puntato_5f_Titolo"><text:soft-page-break/>BUG</text:p>
      <text:p text:style-name="P4">All'accensione, il volume della cuffia viene caricato con un valore diverso da quello salvato precedentemente in memoria continua. Questo può generare un fruscio all'accensione che poi scompare quando viene emesso il primo suono. Corretto</text:p>
      <text:h text:style-name="Heading_20_3" text:outline-level="3">4v00-beta 27 (<text:span text:style-name="T10">dicembre</text:span> 2020)</text:h>
      <text:p text:style-name="Elenco_5f_puntato_5f_Titolo">MODIFICA <text:span text:style-name="T11">ingressi</text:span></text:p>
      <text:p text:style-name="Elenco_5f_Puntato">Migliorata la gestione della temporizzazione <text:span text:style-name="T13">dell’inibizione del</text:span> ingresso dopo un rilevamento.</text:p>
      <text:p text:style-name="Elenco_5f_puntato_5f_Titolo">MODIFICA accensione</text:p>
      <text:p text:style-name="Elenco_5f_Puntato">Per accendere lo strumento adesso non è più necessario tenere premuto il tasto ON per almeno 2 secondi, ma basta una semplice pressione.<text:line-break/>Se dopo l'accensione non viene fatta nessuna scelta dal menu principale, lo strumento si spegne in automatico dopo 15 secondi.</text:p>
      <text:h text:style-name="Heading_20_3" text:outline-level="3">4v00-beta 25e (settembre 2020)</text:h>
      <text:p text:style-name="Elenco_5f_puntato_5f_Titolo">MODIFICA countdown automatici</text:p>
      <text:p text:style-name="Elenco_5f_Puntato">Corretti alcuni bug e migliorata la gestione dell'ingresso.</text:p>
      <text:p text:style-name="Elenco_5f_puntato_5f_Titolo">MODIFICA informazioni Errori</text:p>
      <text:p text:style-name="Elenco_5f_Puntato">Ripristinata la visualizzazione della media degli errori come la precedente versione</text:p>
      <text:p text:style-name="Elenco_5f_Puntato">Adesso la media degli errori viene visualizzata al secondo con frazioni e non più al centesimo o millesimo intero.<text:line-break/>Tolte le scritte "Cent" o "Mill" e a seconda della risoluzione scelta, viene visualizzato il millesimo o no</text:p>
      <text:h text:style-name="Heading_20_3" text:outline-level="3">4v00-beta 25a (giugno 2020)</text:h>
      <text:p text:style-name="Elenco_5f_puntato_5f_Titolo">BUG trasferimento wireless</text:p>
      <text:p text:style-name="Elenco_5f_Puntato">Trovato problema in fase di trasferimento delle prove tra un cronometro e l'altro, nel caso si abbia già in memoria una gara programmata. Una prova di quelle trasferite non viene copiata, ma rimane la programmazione di quella precedentemente programmata.</text:p>
      <text:p text:style-name="Elenco_5f_Puntato">Corretto,</text:p>
      <text:h text:style-name="Heading_20_3" text:outline-level="3">4v00-beta 22c (maggio 2020)</text:h>
      <text:p text:style-name="Elenco_5f_puntato_5f_Titolo">BUG modo EDIT</text:p>
      <text:p text:style-name="Elenco_5f_Puntato">In modo EDIT, modificando l'inizio di un CO/PCT con valore attuale a "Prossimi 30sec", scegliendo la stessa voce "Inizio prossimi 30sec". il sistema si blocca.<text:line-break/>Correzione, in caso di inizio attuale di tipo "prossimi 30sec", nel menu non compare la voce "prossimi 30sec"</text:p>
      <text:p text:style-name="Elenco_5f_puntato_5f_Titolo">MODIFICA informazioni</text:p>
      <text:p text:style-name="Elenco_5f_Puntato">Adesso in menu informazioni "Info prove", gli errori vengono visualizzati al centesimo o millesimo a seconda della scelta fatta dall'utente.<text:line-break/>Prima erano sempre al millesimo</text:p>
      <text:h text:style-name="Heading_20_3" text:outline-level="3"><text:soft-page-break/>4v00-beta 20 (gennaio 2020)</text:h>
      <text:p text:style-name="Elenco_5f_puntato_5f_Titolo">BUG: Coach-Pro</text:p>
      <text:p text:style-name="Elenco_5f_Puntato">Quando si inizia la prova, lo strumento sceglie sempre "In_B" come ingresso principale.<text:line-break/>Corretto. Adesso rimane come principale, l'ingresso selezionato nelle impostazioni</text:p>
      <text:p text:style-name="Elenco_5f_puntato_5f_Titolo">BUG: menu Suono</text:p>
      <text:p text:style-name="Elenco_5f_Puntato">Nel menu suoni non è possibile modificare l'abiitazione del emissione sonora all'azionamento dei tasti.<text:line-break/>Corretto</text:p>
      <text:h text:style-name="Heading_20_3" text:outline-level="3">4v00-beta 19 (dicembre 2019)</text:h>
      <text:p text:style-name="Elenco_5f_puntato_5f_Titolo">MODIFICA:</text:p>
      <text:p text:style-name="Elenco_5f_Puntato">Nelle in fase di programmazione di una PCT o CO, l’inizio al “<text:span text:style-name="T3">Prossimo minuto</text:span>” è stato modificato in inizio “<text:span text:style-name="T3">Prossimi 30 Sec.</text:span>”</text:p>
      <text:p text:style-name="Elenco_5f_Puntato">In modo RUN, nelle PCT o CO con programmazione dell’inizio al “<text:span text:style-name="T3">Prossimi 30 Sec.</text:span>” (<text:span text:style-name="T2">IPM</text:span>), viene visualizzata l'ora di partenza nel caso venga azionato il tasto [ENT] o azionato il <text:s/>pulsante esterno. <text:line-break/>L'ora visualizzata viene incrementata automaticamente di 30 Sec. ad ogni raggiungimento dei “30 Sec.” o del “Minuto”. <text:line-break/>Con i tasti [TIME+] e [TIME-] si modifica l'ora visualizzata (di partenza) aggiungendo o togliendo uno step di 30Sec.</text:p>
      <text:h text:style-name="Heading_20_3" text:outline-level="3">4v00-beta 18 (ottobre 2019)</text:h>
      <text:p text:style-name="P3">ATTENZIONE: <text:line-break/>questo aggiornamento rimette le varie impostazioni ai valori default</text:p>
      <text:p text:style-name="Elenco_5f_puntato_5f_Titolo">BUG</text:p>
      <text:p text:style-name="Elenco_5f_Puntato">In alcune occasioni, in fase di spegnimento dello strumento, non viene messo il flag fine gara. Questo implica che alla prossima accensione, caricando la gara si carica anche la parte finale della gara precedente.<text:line-break/>Corretto</text:p>
      <text:h text:style-name="Heading_20_3" text:outline-level="3">4v00-beta 16 (ottobre 2019)</text:h>
      <text:p text:style-name="P3">ATTENZIONE: <text:line-break/>questo aggiornamento rimette le varie impostazioni ai valori default</text:p>
      <text:p text:style-name="Elenco_5f_puntato_5f_Titolo">MODIFICA</text:p>
      <text:p text:style-name="Elenco_5f_Puntato">Migliorato il salvataggio dei record al momento dello spegnimento.</text:p>
      <text:p text:style-name="Elenco_5f_puntato_5f_Titolo">BUG</text:p>
      <text:p text:style-name="Elenco_5f_Puntato"><text:s text:c="2"/>No funziona la selezione di abilitarfe/disabilitare il suono tasti.<text:line-break/>Corretto</text:p>
      <text:h text:style-name="Heading_20_3" text:outline-level="3">4v00-beta 15 (luglio 2019)</text:h>
      <text:p text:style-name="P3">ATTENZIONE: <text:line-break/>questo aggiornamento rimette le varie impostazioni ai valori default</text:p>
      <text:p text:style-name="Elenco_5f_puntato_5f_Titolo">MODIFICA</text:p>
      <text:p text:style-name="Elenco_5f_Puntato">Aggiunto nel countdown di un “IPC”, il nome della prova che sta per partire</text:p>
      <text:p text:style-name="Elenco_5f_puntato_5f_Titolo"><text:soft-page-break/>BUG</text:p>
      <text:p text:style-name="Elenco_5f_Puntato">Mancato salvataggio del tempo impostato del CountDown di IPC, quando attivato.<text:line-break/>Corretto</text:p>
      <text:p text:style-name="Elenco_5f_puntato_5f_Titolo">MODIFICA</text:p>
      <text:p text:style-name="Elenco_5f_Puntato">Migliorata la gestione del salvataggio delle prove nella memoria continua</text:p>
      <text:h text:style-name="Heading_20_3" text:outline-level="3">4v00-beta 14 (giugno 2019)</text:h>
      <text:p text:style-name="Elenco_5f_puntato_5f_Titolo">BUG</text:p>
      <text:p text:style-name="Elenco_5f_Puntato">Quando si aggiunge o si toglie una prova, il sistema di salvataggio nella memoria perpetua sbaglia in qualche caso non viene salvata la modifica.<text:line-break/>Corretto</text:p>
      <text:p text:style-name="Elenco_5f_puntato_5f_Titolo">BUG</text:p>
      <text:p text:style-name="Elenco_5f_Puntato">Inserendo una prova, il sistema sbaglia il numero di prova proposto.<text:line-break/>Adesso il sistema trova il numero di prova più alto e lo propone incrementandolo di uno.</text:p>
      <text:h text:style-name="Heading_20_3" text:outline-level="3">4v00-beta 13 (giugno 2019)</text:h>
      <text:p text:style-name="Elenco_5f_puntato_5f_Titolo">BUG</text:p>
      <text:p text:style-name="Elenco_5f_Puntato">trovato bug su impostazione del CD su IPC. Corretto</text:p>
      <text:p text:style-name="Elenco_5f_puntato_5f_Titolo">BUG</text:p>
      <text:p text:style-name="Elenco_5f_Puntato">Problema di visualizzazione in schermata “wireless” dopo un aggiornamento.<text:line-break/>Vengono visualizzati simboli strani e modificati alcuni parametri.<text:line-break/>Corretto</text:p>
      <text:p text:style-name="Elenco_5f_puntato_5f_Titolo">MODIFICA</text:p>
      <text:p text:style-name="Elenco_5f_Puntato">Quando si preme tasto [6] per interrompere una concatenata. azionando il pulsante esterno, si esce dalla richiesta di conferma e facendo partire la prova successiva.<text:line-break/>Corretto</text:p>
      <text:p text:style-name="Elenco_5f_puntato_5f_Titolo"/>
      <text:p text:style-name="Elenco_5f_Puntato"/>
      <text:p text:style-name="Elenco_5f_puntato_5f_Titolo"/>
      <text:p text:style-name="Elenco_5f_Puntato"/>
      <text:h text:style-name="Heading_20_3" text:outline-level="3">4v00-beta 12 (maggio 2019)</text:h>
      <text:p text:style-name="P3">ATTENZIONE: <text:line-break/>questo aggiornamento rimette le varie impostazioni ai valori default.</text:p>
      <text:p text:style-name="Elenco_5f_puntato_5f_Titolo">BUG imposta orologio</text:p>
      <text:p text:style-name="Elenco_5f_Puntato">In “Imposta Ora”, quando si sincronizza mediante azionamento della linea esterna, si esce dal menu di impostazione. <text:s/><text:line-break/>Se si sincronizza invece usando il tasto [<text:span text:style-name="T3">ENTER</text:span>], si rimane nel menu di impostazione dell’ora.<text:line-break/>Adesso, in entrambi i casi, quando si sincronizza l'orologio, lo strumento va in “test orologio”.</text:p>
      <text:p text:style-name="Elenco_5f_puntato_5f_Titolo">BUG CD su IPC</text:p>
      <text:p text:style-name="Elenco_5f_Puntato">Cancellando la gara, il valore del CountDown su <text:span text:style-name="T9">IPC proposto, viene</text:span> rimesso al valore di default, corrispondente al valore impostato per l'inizio dello scandisecondi acustico.<text:line-break/>Corretto, adesso viene sempre proposto il valore programmato in precedenza.</text:p>
      <text:p text:style-name="Elenco_5f_puntato_5f_Titolo"><text:soft-page-break/>MODIFICA</text:p>
      <text:p text:style-name="Elenco_5f_Puntato">Corretti alcuni testi in spagnolo.</text:p>
      <text:h text:style-name="Heading_20_3" text:outline-level="3">4v00-beta 11 (aprile 2019)</text:h>
      <text:p text:style-name="P3">ATTENZIONE: <text:line-break/>questo aggiornamento rimette le varie impostazioni ai valori default.</text:p>
      <text:p text:style-name="Elenco_5f_puntato_5f_Titolo">MODIFICA</text:p>
      <text:p text:style-name="Elenco_5f_Puntato">Il valore del CountDown nelle prove tipo IPC, attivato tramite tasto [<text:span text:style-name="T4">6</text:span>], viene memorizzato permanentemente nello strumento in modo da essere reso disponibile alla prossima richiesta.</text:p>
      <text:p text:style-name="Elenco_5f_puntato_5f_Titolo">MODIFICA</text:p>
      <text:p text:style-name="Elenco_5f_Puntato">Se abilitata l'opzione "Tutti CD Auto.", all’accensione dello strumento, viene richiesto se mantenere o no questa opzione. <text:line-break/>Con [<text:span text:style-name="T4">Ent</text:span>] si mantiene l’opzione, con [<text:span text:style-name="T4">Esc</text:span>] la si toglie.</text:p>
      <text:p text:style-name="Elenco_5f_puntato_5f_Titolo">MODIFICA</text:p>
      <text:p text:style-name="Elenco_5f_Puntato">Se abilitata l'opzione "visualizza il nome e la durata prova successiva" (tasto [<text:span text:style-name="T4">2</text:span>]) , nell'ultima prova di un gruppo concatenato, se la prova è scaduta, viene visualizzata la durata e l'errore della prova attuale al posto del nome e della durata della prova successiva.</text:p>
      <text:p text:style-name="Elenco_5f_puntato_5f_Titolo">BUG</text:p>
      <text:p text:style-name="Elenco_5f_Puntato">Corretti alcuni bug nella gestione del Offste e della modalità automatica dei CD.</text:p>
      <text:h text:style-name="Heading_20_3" text:outline-level="3">4v00-beta 08 (gennaio 2019)</text:h>
      <text:p text:style-name="Elenco_5f_puntato_5f_Titolo">MODIFICA</text:p>
      <text:p text:style-name="Elenco_5f_Puntato">Aggiunta la possibilità di interrompere una serie di sole PC concatenate ed inserire un IPC a cui collegare la prova attualmente in scadenza.<text:line-break/>Durante la fase di scadenza di una PC, premendo il tasto [6], lo strumento chiede se interrompere la concatenazione ed inserire un IPC. <text:line-break/>Confermando con [ENTER], lo strumento, dopo aver interrotto la catena di PC ed inserito un IPC collegato alla prova attualmente in scadenza, si posiziona sul IPC appena creato. Se attivata l'opzione "CD su IPC", lo strumento passa direttamente a chiedere il valore del CD da usare. <text:line-break/>Se non si conferma l'interruzione della catena, premendo il tasto [ESCAPE], lo strumento semplicemente attiva o disattiva lo scandisecondi acustico.</text:p>
      <text:h text:style-name="Heading_20_3" text:outline-level="3">4v00-beta 08 (gennaio 2019)</text:h>
      <text:p text:style-name="Elenco_5f_puntato_5f_Titolo">BUG</text:p>
      <text:p text:style-name="Elenco_5f_Puntato">Dopo aver impostato l'ora principale, abilitando lo scandisecondi in tutte quelle situazioni che visualizzano un orologio, si ottiene un la generazione di un “beep” continuo.<text:line-break/>Corretto. </text:p>
      <text:h text:style-name="Heading_20_3" text:outline-level="3">4v00-beta 07 (gennaio 2019)</text:h>
      <text:p text:style-name="Elenco_5f_puntato_5f_Titolo">BUG</text:p>
      <text:p text:style-name="Elenco_5f_Puntato">In alcune richieste, nn viene gestita la possibilità di premere un tasto diverso da quello previsto. Questo provoca, in qualche occasione, il blocco dello strumento.<text:line-break/>Corretto</text:p>
      <text:h text:style-name="Heading_20_3" text:outline-level="3"><text:soft-page-break/>4v00-beta 06 (gennaio 2019)</text:h>
      <text:p text:style-name="Elenco_5f_puntato_5f_Titolo">MODIFICA</text:p>
      <text:p text:style-name="Elenco_5f_Puntato">Modificato il funzionamento di alcune voci di menu che permettono di scegliere tra due impostazioni. Adesso, per modificare il parametro, non viene più aperta un’ulteriore finestra di scelta, ma viene modificato al volo il valore.</text:p>
      <text:p text:style-name="Elenco_5f_puntato_5f_Titolo">MODIFICA</text:p>
      <text:p text:style-name="Elenco_5f_Puntato">In caso di abilitazione del “Offset” sul ingresso pulsante, viene visualizzato, vicino al tempo di sdoppiata o all’errore il simbolo “<text:span text:style-name="T8"></text:span> “ per evidenziare la modifica del tempo.</text:p>
      <text:h text:style-name="Heading_20_3" text:outline-level="3">4v00-beta 04a (dicembre 2018)</text:h>
      <text:p text:style-name="Elenco_5f_puntato_5f_Titolo">MODIFICA</text:p>
      <text:p text:style-name="Elenco_5f_Puntato">Eliminata dal menu principale la seconda voce “8 Allenamento”.<text:line-break/>In questo modo la voce “Firmware Upgrade” passa al numero 8.</text:p>
      <text:h text:style-name="Heading_20_3" text:outline-level="3">4v00-beta 04 (dicembre 2018)</text:h>
      <text:p text:style-name="Elenco_5f_puntato_5f_Titolo">BUG</text:p>
      <text:p text:style-name="Elenco_5f_Puntato">il segno del Delta in fase di impostazione è opposto a quello effettivamente usato.<text:line-break/>Corretto e modificato il menu di abilitazione del Delta, rendendolo meno ambiguo.</text:p>
      <text:h text:style-name="Heading_20_3" text:outline-level="3">4v00-beta 03 (novembre 2018)</text:h>
      <text:p text:style-name="Elenco_5f_puntato_5f_Titolo">BUG</text:p>
      <text:p text:style-name="Elenco_5f_Puntato">Attivando lo scandisecondi acustico con il tasto 6, dopo lo scadere della prova, il suono viene agganciato al secondo dell'orologio principale e non rimane sincrono con il secondo della prova attuale.<text:line-break/>Corretto.</text:p>
      <text:h text:style-name="Heading_20_3" text:outline-level="3">4v00-beta 02d (ottobre 2018)</text:h>
      <text:p text:style-name="Elenco_5f_puntato_5f_Titolo">MODIFICA</text:p>
      <text:p text:style-name="Elenco_5f_Puntato">Tolta dal menu “Gara” la voce "<text:span text:style-name="T3">COACH-PRO</text:span>"</text:p>
      <text:p text:style-name="Elenco_5f_puntato_5f_Titolo">MODIFICA</text:p>
      <text:p text:style-name="Elenco_5f_Puntato">Tolte dal menu principale (Main Menu) le voci "<text:span text:style-name="T3">COACH-PRO</text:span>" e "<text:span text:style-name="T3">TRAINING</text:span>", sostituite entrambe <text:s/>dalla voce "Allenamento"<text:line-break/>Per selezionare “<text:span text:style-name="T3">COACH-PRO</text:span>” o “<text:span text:style-name="T3">TRAINING</text:span>”, bisogna entrare in "Allenamento", dove viene visualizzato il menu che permette di selezionare una delle due funzioni</text:p>
      <text:p text:style-name="Elenco_5f_puntato_5f_Titolo">MODIFICA</text:p>
      <text:p text:style-name="Elenco_5f_Puntato"><text:s text:c="2"/>Entrando nella funzione “<text:span text:style-name="T3">COACH-PRO</text:span>”, l’ingresso “In_B” viene programmato come tipo "Allenamento" (blocco dell’ingresso x 2 Secondi dopo il primo azionamento).<text:line-break/>Uscendo dalla funzione “<text:span text:style-name="T3">COACH-PRO</text:span>”, l’ingresso "In_B" viene riprogrammato come tipo "Gara" (blocco dell’ingresso x 0,5 Secondi dopo il primo azionamento).</text:p>
      <text:p text:style-name="Elenco_5f_puntato_5f_Titolo">MODIFICA</text:p>
      <text:p text:style-name="Elenco_5f_Puntato">Subito dopo l’accensione oppure creando una nuova gara, selezionando la voce “<text:span text:style-name="T3">Info</text:span>” dal menu, lo strumento visualizza la scritta "<text:span text:style-name="T3">Nessuna gara in memoria</text:span>", per indicare la mancanza di prove programmate.</text:p>
      <text:h text:style-name="Heading_20_3" text:outline-level="3"><text:soft-page-break/>4v00-beta 02c (ottobre 2018)</text:h>
      <text:p text:style-name="Elenco_5f_puntato_5f_Titolo">BUG</text:p>
      <text:p text:style-name="Elenco_5f_Puntato">Collegamento con AVE.<text:line-break/>Risolto il problema dell'azzeramento del contatore della distanza parziale quando si passa da una prova all'altra.</text:p>
      <text:h text:style-name="Heading_20_3" text:outline-level="3">4v00-beta 02a (ottobre 2018)</text:h>
      <text:p text:style-name="Elenco_5f_puntato_5f_Titolo">MODIFICA</text:p>
      <text:p text:style-name="Elenco_5f_Puntato">Agganciato il firmware alle librerie del BORINO-S2 in modo le principali modifiche procedano in <text:s/>parallelo su entrambi.</text:p>
      <text:p text:style-name="Elenco_5f_puntato_5f_Titolo">BUG</text:p>
      <text:p text:style-name="Elenco_5f_Puntato">Corretta la visualizzazione dell'ora di entrata della prova in scadenza oppure <text:s text:c="2"/>dell'errore della prova precedente, in caso di utilizzo del "Tempo Calcolato".<text:line-break/>Adesso la scritta “CALC.” viene messa <text:s/>a destra del tempo e non sopra, senza invadere <text:s/>la scritta dell’errore quando di grandi dimensioni.</text:p>
      <text:p text:style-name="Elenco_5f_puntato_5f_Titolo">MODIFICA</text:p>
      <text:p text:style-name="Elenco_5f_Puntato">Quando viene lo strumento viene collegato ad un’alimentazione USB, nella Status-Bar compare la scritta “USB” al posto dell’indicazione dello stato di batteria.</text:p>
      <text:h text:style-name="Heading_20_3" text:outline-level="3">4v00-beta 01h (ottobre 2018)</text:h>
      <text:p text:style-name="Elenco_5f_puntato_5f_Titolo">BUG</text:p>
      <text:p text:style-name="Elenco_5f_Puntato">In alcune occasioni, il numero di serie dello strumento, viene modificato al momento dell’accensione.<text:line-break/>Corretto, modificata la procedura di accensione per risolvere la problematica.<text:line-break/><text:line-break/>Fix di alcuni bug trovati.</text:p>
      <text:h text:style-name="Heading_20_3" text:outline-level="3">4v00-beta 01g (agosto 2018)</text:h>
      <text:p text:style-name="Elenco_5f_puntato_5f_Titolo">MODIFICA</text:p>
      <text:p text:style-name="Elenco_5f_Puntato">Introdotta la possibilità di aggiungere / togliere un offset di tempo alla sdoppiata rilevata dal pulsante. Questa opzione è stata inglobata nella voce “Expert” del menu “Gara Edit”, assieme alla voce "DELTA Automatico".</text:p>
      <text:h text:style-name="Heading_20_3" text:outline-level="3">4v00-beta 01f (agosto 2018)</text:h>
      <text:p text:style-name="Elenco_5f_puntato_5f_Titolo">MODIFICA</text:p>
      <text:p text:style-name="Elenco_5f_Puntato">Versione creata usando le nuove librerie del BORA-S2, in modo operativo simile.</text:p>
      <text:p text:style-name="Elenco_5f_puntato_5f_Titolo">MODIFICA</text:p>
      <text:p text:style-name="Elenco_5f_Puntato">aggiunta la possibilità di entrare in aggiornamento firmware dal menu principale.<text:line-break/><text:span text:style-name="T7">ATTENZIONE: questa opzione funziona solo usando la nuova applicazione DIGIUPDATE.exe (solo WINDOWS 10) che “manipola” i file di sia di tipo -HEX che di tipo .DIG. Questa applicazione è disponibile sul nostro sito</text:span></text:p>
      <text:p text:style-name="Elenco_5f_puntato_5f_Titolo">BUG</text:p>
      <text:p text:style-name="Elenco_5f_Puntato">Corretti alcuni bug relativi al salvataggio delle prove in mmoria</text:p>
      <text:p text:style-name="Elenco_5f_puntato_5f_Titolo">MODIFICA</text:p>
      <text:p text:style-name="Elenco_5f_Puntato">Aumentato il valore programmabile del “Delta Automatico” da 200mSec a 999mSec.</text:p>
      <text:p text:style-name="Elenco_5f_puntato_5f_Titolo"><text:soft-page-break/>MODIFICA</text:p>
      <text:p text:style-name="Elenco_5f_Puntato">Cambiato il nome delle prove a media, da “AVG” e “sAVG” a “PM” e “sPM” (solo in italiano)</text:p>
      <text:p text:style-name="Elenco_5f_puntato_5f_Titolo">MODIFICA</text:p>
      <text:p text:style-name="Elenco_5f_Puntato">Scegliendo la voce "Imposta Ora" da Menu, lo strumento non entra in “Test Orologio”, ma passa direttamente al Menu di programmazione.<text:line-break/>Aggiunta la voce “Test Orologio” per entrare nella funzione di verifica orologio.<text:line-break/>In questa funzione, il tasto {MENU] permette di abilitare o meno l’uscita e il tipo di out_sync.</text:p>
      <text:p text:style-name="Elenco_5f_puntato_5f_Titolo">MODIFICA</text:p>
      <text:p text:style-name="Elenco_5f_Puntato">Quando si sceglie “Continua gara”, dopo il caricamento delle prove, lo strumento visualizza la schermata di impostazione dell'orologio. Impostato l’ora oppure dopo la pressione del tasto [ESC], lo strumento passa alla prima prova in scadenza.</text:p>
      <text:p text:style-name="Elenco_5f_Puntato">Avviene la stessa sequenza anche quando viene caricata una gara da un altro cronometro via wireless.</text:p>
      <text:p text:style-name="Elenco_5f_puntato_5f_Titolo">MODIFICA</text:p>
      <text:p text:style-name="Elenco_5f_Puntato">Quando si sceglie “Nuova Gara”, lo strumento, dopo aver cancellato la precedente programmazione, chiede l’impostazione dell’ora di START della gara.<text:line-break/>Impostando l’ora, oppure uscendo dalla programmazione con [ESC], lo strumento passa in modo LIST.</text:p>
      <text:p text:style-name="Elenco_5f_puntato_5f_Titolo">MODIFICA</text:p>
      <text:p text:style-name="Elenco_5f_Puntato">migliorata la comunicazione con il nostro Trip AVE-S tramite cavo.</text:p>
      <text:p text:style-name="Elenco_5f_puntato_5f_Titolo">MODIFICA</text:p>
      <text:p text:style-name="Elenco_5f_Puntato">In modo RUN, se nella prova in scadenza, il valore del “Delta”, da aggiungere/togliere alla durata, è uguale a 0.000, non viene visualizzato.</text:p>
      <text:p text:style-name="Elenco_5f_puntato_5f_Titolo">MODIFICA</text:p>
      <text:p text:style-name="Elenco_5f_Puntato">Modificati alcuni testi in spagnolo.</text:p>
      <text:p text:style-name="Elenco_5f_puntato_5f_Titolo">MODIFICA</text:p>
      <text:p text:style-name="Elenco_5f_Puntato">Nel menu “Suono”, aggiunta la voce "Suono Err.". <text:line-break/>Questa opzione permette di di abilitare (“Ant./Rit.”), disabilitare (“Nessuno”) o abilitare solo in caso di azionamento della linea in ritardo rispetto allo scandisecondi (“Solo Rit.”), la generazione della speciale segnalazione acustica in caso di errore entro i 40 mSec. <text:line-break/>Questa speciale segnalazione inserisce un buco di silenzio all'interno della segnalazione acustica, ottenendo una speciale emissione sonora facilmente riconoscibile</text:p>
      <text:p text:style-name="Elenco_5f_puntato_5f_Titolo">MODIFICA</text:p>
      <text:p text:style-name="Elenco_5f_Puntato">La scelta di visualizzare la durata e l'errore della prova in scadenza oppure di visualizzare il nome e la durata della prova successiva, mediante il tasto [2], viene memorizzata in modo permanente. <text:line-break/>Questo permette, ad ogni successiva accensione, di entrare in gara con la visualizzazione prescelta.</text:p>
      <text:p text:style-name="Elenco_5f_puntato_5f_Titolo">MODIFICA</text:p>
      <text:p text:style-name="Elenco_5f_Puntato">Azionando il tasto [6] per attivare / disattivare lo scandisecondi acustico, viene abilitata la visualizzazione della status_bar per tre secondi, rendendo possibile vedere lo stato attuale dello scandisecondi.</text:p>
      <text:h text:style-name="Heading_20_3" text:outline-level="3"><text:soft-page-break/>3v01-beta 04 (marzo 2018)</text:h>
      <text:p text:style-name="Elenco_5f_puntato_5f_Titolo">MODIFICA</text:p>
      <text:p text:style-name="Elenco_5f_Puntato">Modificata struttura delle informazioni generate in “Informazioni/Info Prove”.<text:line-break/>Aggiunta una nuova pagina<text:line-break/>Prima pagina: ora di inzio e di fine della prova.<text:line-break/>Seconda pagina: durata imposta ed eventuale delta (se diverso da 0) della prova.<text:line-break/>Terza pagina: durata effettiva ed errore della prova.</text:p>
      <text:h text:style-name="Heading_20_3" text:outline-level="3">3v01-beta 02 (gennaio 2018)</text:h>
      <text:p text:style-name="Elenco_5f_puntato_5f_Titolo">MODIFICA suono</text:p>
      <text:p text:style-name="Elenco_5f_Puntato">Aggiunta l’opzione di abilitare/disabilitare la segnalazione acustica del errore di azionamento pulsante esterno entro i +/- 40 mSec.<text:line-break/>Se abilitata (valore default) si ottiene, quando l’errore in assoluto è minore di 40 mSec, un suono con una interruzione di 10 mSec al suo interno, ottenendo un Beep Beep.<text:line-break/>Se non abilitato, viene emesso un suono senza buco.<text:line-break/>Questa opzione viene impostata in “Menu/Impostazioni/Suono/Errore Anticipo”, <text:s/>e salvata nella memoria continua dello strumento.</text:p>
      <text:p text:style-name="Elenco_5f_puntato_5f_Titolo">MODIFICA wireless</text:p>
      <text:p text:style-name="Elenco_5f_Puntato">Una volta effettuata correttamente la connessione con un altro cronometro, per <text:s/>copiare le prove, vengono salvati i parametri principali del altro dispositivo remoto.<text:line-break/>Questo permette di usare la nuova funzione "<text:span text:style-name="T3">Copia da</text:span>" nel menu “<text:span text:style-name="T3">Wireless</text:span>”, evitando la la ricerca di dispositivi remoti disponibili ed accelerando il trasferimento dei dati.</text:p>
      <text:p text:style-name="Elenco_5f_puntato_5f_Titolo">MODIFICA gara</text:p>
      <text:p text:style-name="Elenco_5f_Puntato">Aggiunta l'opzione "DELTA Automatico" nel menu Gara.</text:p>
      <text:p text:style-name="Elenco_5f_Puntato">Questa opzione, se abilitata, permette di modificare in modo automatico il DELTA della prova di tipo PC successiva al momento della sdoppiata con il valore del “Errore Medio” precedentemente preimpostato.</text:p>
      <text:p text:style-name="Elenco_5f_Puntato"><text:span text:style-name="T2">Quando si entra in gara questa opzione è disabilitata. </text:span><text:line-break/>Per abilitarla, bisogna usare "Menu/Edit/Delta Automatic", oppure, se si è in modo RUN (tasto Bandiera) basta premere il tasto "0".</text:p>
      <text:p text:style-name="Elenco_5f_Puntato">In entrambi i casi, se l'opzione non è abilitata, viene visualizzato un menu con le voci “Attiva” e “Disattiva”.</text:p>
      <text:p text:style-name="Elenco_5f_Puntato">Scegliendo la voce Attiva”, lo strumento passa a visualizzar il valore del-”Errore Medio” precedente memorizzato, che può essere modificato con i tasti numerici. <text:line-break/>Con il tasto Enter si conferma il valore impostato e si abilita l'opzione.<text:line-break/>È sempre possibile modificare il valore del “Errore Medio” premendo il tasto "0" (se in modo RUN) oppure tramite menu.</text:p>
      <text:p text:style-name="Elenco_5f_Puntato">Per disabilitare l’opzione, bisogna passare per il "Menu/Edit/Delta Automatico" e scegliere la voce “Disattiva”.</text:p>
      <text:p text:style-name="Elenco_5f_Puntato">L’attivazione di questa opzione viene segnalata nella barra di stato (tasto SHIFT) con la scritta “<text:span text:style-name="T6">Δ</text:span>AUTO” al posto della scritta “SHIFT”, e nelle prove tipo IPC viene visualizzata la scritta “<text:span text:style-name="T6">Δ</text:span>AUTO” con sotto il valore del Delta preimpostato.</text:p>
      <text:p text:style-name="Elenco_5f_Puntato">Con "Delta Automatico" abilitato, quando da una IPC o PC si passa, mediante azionamento del pulsante esterno, alla PC seguente concatenata, lo strumento <text:s/>modifica il Delta della nuova prova in scadenza.</text:p>
      <text:p text:style-name="Elenco_5f_Puntato">Con un “<text:span text:style-name="T2">Errore Medio”</text:span> <text:span text:style-name="T2">negativo</text:span>, viene generato un Delta positivo, <text:span text:style-name="T2">allungando la durata della prova</text:span>.</text:p>
      <text:p text:style-name="Elenco_5f_Puntato">Con un <text:span text:style-name="T2">“Errore Medio”</text:span> <text:span text:style-name="T2">positivo</text:span>, viene generato un Delta negativo, <text:span text:style-name="T2">riducendo la durata della prova</text:span>.</text:p>
      <text:p text:style-name="Elenco_5f_Puntato"><text:soft-page-break/>È sempre comunque possibile modificare il valore del Delta della prova in scadenza mediante i tasti TIME+ e TIME-.</text:p>
      <text:h text:style-name="Heading_20_3" text:outline-level="3">3v00-beta 29 (dicembre 2017)</text:h>
      <text:p text:style-name="Elenco_5f_puntato_5f_Titolo">BUG</text:p>
      <text:p text:style-name="Elenco_5f_Puntato">In fase di copia delle prove da un BORINO ad un altro strumento, al termine del travaso, non veniva spento il modulo Blueetooth, mantenendo elevato il consumo di energia dalle batterie.<text:line-break/>Corretto, adesso al termine del travaso viene spento il modulo Blueetooth.</text:p>
      <text:p text:style-name="Elenco_5f_puntato_5f_Titolo">MODIFICA</text:p>
      <text:p text:style-name="Elenco_5f_Puntato">Ridotta dal 15% al 5% la percentuale di autonomia residua che abilita l’emissione della segnalazione acustica. Con questa autonomia, lo strumento può funzionare ancora per circa 30 minuti prima di spegnersi. Questa modifica permette di utilizzare lo strumento anche con batteria scarica senza il fastidio della segnalazione acustica. <text:line-break/>Rimane inalterata la percentuale di autonomia residua che abilita l’’indicazione visiva al 15%, permettendo ancora più di 2 ore di funzionamento dello strumento.</text:p>
      <text:h text:style-name="Heading_20_3" text:outline-level="3">3v00-beta 27-28 (dicembre 2017)</text:h>
      <text:p text:style-name="Elenco_5f_puntato_5f_Titolo">BUG</text:p>
      <text:p text:style-name="Elenco_5f_Puntato">Correzione di alcuni errori introdotti nella versione precedente.</text:p>
      <text:h text:style-name="Heading_20_3" text:outline-level="3">3v00-beta 26 (novembre 2017)</text:h>
      <text:p text:style-name="Elenco_5f_puntato_5f_Titolo">MODIFICA aggiunta tipo prova</text:p>
      <text:p text:style-name="Elenco_5f_Puntato">Per gestire partenze di prove teoriche al prossimo minuto intero, è stata aggiunta un nuovo tipo di prova: la <text:span text:style-name="T2">IPM</text:span> (Inizio Prossimo Minuto). <text:line-break/>Inserendo una prove di tipo <text:span text:style-name="T2">PCT</text:span> o <text:span text:style-name="T2">CO</text:span>, è possibile scegliere come inizio il tipo “Minuto Intero”. In questo caso, lo strumento genera due prove, una <text:span text:style-name="T2">IPM</text:span> e una <text:span text:style-name="T2">PCT</text:span> (o <text:span text:style-name="T2">CO</text:span>) con inizio collegato alla fine teorica della <text:span text:style-name="T2">IPM</text:span><text:span text:style-name="T5">, appena creata</text:span>.<text:line-break/>In gara (modo RUN), entrando nella <text:span text:style-name="T2">IPM</text:span> non scaduta, lo strumento chiede di azionare il tasto [ENTER] oppure il pulsante esterno InPB. <text:line-break/>Premendo [ENTER], lo strumento imposta come fine della <text:span text:style-name="T2">IPM</text:span>, l’orario del prossimo minuto intero e visualizza un countdown per arrivare allo 0.00 della prova. <text:line-break/>Raggiunto lo 0.00, lo strumento fa partire automaticamente la successiva <text:span text:style-name="T2">PCT</text:span> (o <text:span text:style-name="T2">CO</text:span>) visualizzando il relativo countdown.<text:line-break/>In caso di errata partenza, è possibile ritornare sulla <text:span text:style-name="T2">IPM</text:span> e premere nuovamente [ENTER] per riagganciarsi al prossimo minuto intero.<text:line-break/>È possibile avere più prove teoriche che partono allo stesso prossimo minuto intero. Dopo aver programmato una prima prova con inizio al “Minuto Intero”, basta agganciare l’inizio delle altre prove teoriche alla <text:span text:style-name="T2">IPM</text:span> appena generata.</text:p>
      <text:p text:style-name="P9"><text:span text:style-name="T2">ATTENZIONE</text:span>: usando il ripetitore <text:span text:style-name="T2">ECHO-S</text:span> con versione 2v01_beta04, poiché la prova tipo <text:span text:style-name="T2">IPM</text:span> non è gestita, la visualizzazione in attesa di aggancio al prossimo minuto intero viene sostituita dalla definizione <text:span text:style-name="T2">IPR</text:span>. <text:line-break/>Una volta agganciato, la definizione cambia in <text:span text:style-name="T2">PR</text:span>.</text:p>
      <text:h text:style-name="Heading_20_3" text:outline-level="3"><text:soft-page-break/>3v00-beta 24 (ottobre 2017)</text:h>
      <text:p text:style-name="Elenco_5f_puntato_5f_Titolo">MODIFICA aggiornamento</text:p>
      <text:p text:style-name="Elenco_5f_Puntato">Tolta dal menu principale la voce “Aggiornamento”. Per aggiornare lo strumento bisogna usare la precedente procedura.</text:p>
      <text:p text:style-name="Elenco_5f_puntato_5f_Titolo">BUG gestione memoria</text:p>
      <text:p text:style-name="Elenco_5f_Puntato">Corrette alcune funzioni di accesso alla memoria, che in alcuni casi cancellavano dati a caso.</text:p>
      <text:h text:style-name="Heading_20_3" text:outline-level="3">3v00-beta 23 (ottobre 2017)</text:h>
      <text:p text:style-name="Elenco_5f_puntato_5f_Titolo">MODIFICA spegnimento</text:p>
      <text:p text:style-name="Elenco_5f_Puntato">Premendo il tasto [ON/OFF] per più di 2 secondi, lo strumento visualizza un messaggio di attenzione che invita a spegnere lo strumento tramite la voce di menu "Spegni Strumento"<text:line-break/>Questo per evitare un eventuale spegnimento d'emergenza che potrebbe non salvare tutti i dati modificati ed entrare in Aggiornamento Firmware se premuti i tasti della riga in basso (BANDIERA / MENU ecc.).</text:p>
      <text:p text:style-name="Elenco_5f_puntato_5f_Titolo">MODIFICA</text:p>
      <text:p text:style-name="Elenco_5f_Puntato">Aggiunta la voce "Aggiornamento" nel menu principale. <text:line-break/>Confermando questa scelta, lo strumento entra in "Aggiornamento", mantenendo acceso il display, in modo da segnalare l’aggiornamento attivo. <text:line-break/>Per uscire senza aggiornare, bisogna usare lo spegnimento di emergenza (tasto [ON/OFF] premuto per più di 10 secondi.</text:p>
      <text:p text:style-name="Elenco_5f_puntato_5f_Titolo">MODIFICA visualizzazione CD su IPC</text:p>
      <text:p text:style-name="Elenco_5f_Puntato">Entrati in gara, se un una IPC si preme il tasto [6] per abilitare lo scandisecondi acustico, lo strumento chiede se abilitare o no la visualizzazione del CountDown.<text:line-break/>Abilitando la visualizzazione, lo strumento passa chiedere il valore del countdown da cui partire. Disabilitando la visualizzazione, lo strumento ritorna in IPC con il solo scandisecondi acustico.<text:line-break/>Dopo la prima volta, ogni volta che si preme il tasto [6], lo strumento non chiede più se abilitare o no la visualizzazione, ma passa diretta mente alla richieta del valore del CD oppure abilita lo scandisecondi acustico.<text:line-break/>Per abilitare / disabilitare la visualizzazione in qualsiasi momento, è sempre disponibile la voce nel menu “Impostazioni / Display / CD su IPC”.</text:p>
      <text:h text:style-name="Heading_20_3" text:outline-level="3">3v00-beta 22 (ottobre 2017)</text:h>
      <text:p text:style-name="Elenco_5f_puntato_5f_Titolo">MODIFICA inserire serie di PC</text:p>
      <text:p text:style-name="Elenco_5f_Puntato">Quando scelto di inserire una serie di PC, lo strumento chiede se le prove sono tutte collegate tra loro (Concatenate) oppure tutte separate (Singole).<text:line-break/>Scegliendo “Singole” lo strumento genera automaticamente un numero di IPC pari al numero delle PC da inserire.</text:p>
      <text:p text:style-name="Elenco_5f_puntato_5f_Titolo"><text:soft-page-break/>MODIFICA prove IPC</text:p>
      <text:p text:style-name="Elenco_5f_Puntato">Nelle prove tipo IPC, azionando il tasto 6, oltre all'abilitazione dello scandisecondi acustico, è possibile abilitare la visualizzazione di un countdown decrescente, che parte dal valore impostato in "<text:span text:style-name="T3">Suono / Beep da</text:span>". <text:line-break/>L’abilitazione del countdown viene fatta nel menu “<text:span text:style-name="T3">Impostazioni / Display</text:span>” alla voce “<text:span text:style-name="T3">CD su IPC</text:span>”.<text:line-break/>Se attivata la funzione "<text:span text:style-name="T3">Tutti CD Automatici</text:span>", quando il countdown raggiunge lo 0.00, lo strumento fa partire automaticamente la PC successiva, altrimenti rimane nella IPC, con lo scandisecondi attivo e il countdown in salire.</text:p>
      <text:p text:style-name="Elenco_5f_puntato_5f_Titolo">MODIFICA modifica rilevamento</text:p>
      <text:p text:style-name="Elenco_5f_Puntato">In modo RUN, se l'inizio della prova, è un tempo inserito manualmente e non il rilevamento prodotto dal l'azionamento della linea, sul display viene visualizzato il tempo impostato con accanto l’indicazione "Man".</text:p>
      <text:p text:style-name="Elenco_5f_puntato_5f_Titolo">MODIFICA</text:p>
      <text:p text:style-name="Elenco_5f_Puntato">Introdotta la possibilità di regolare la durata del Beep dello scandisecondi.<text:line-break/>Nel menu “<text:span text:style-name="T3">Impostazioni / Suono</text:span>” è stata aggiunta la voce "<text:span text:style-name="T3">Durata Beep</text:span>", che permette di regolare la durate del Beep da un minimo di 4 ad un massimo di 20 centesimi.<text:line-break/>La regolazione viene fatta mediante i tasti UP e DOWN e confermata con ENTER.<text:line-break/>Questa regolazione modifica solamente la durata del suono dello scandisecondi al secondo intero e quello generato dall’azionamento del pulsante. <text:line-break/>La durata dei suoni di frazionamento del secondo rimane inalterata.</text:p>
      <text:p text:style-name="Elenco_5f_puntato_5f_Titolo">BUG connessione con AVE-S</text:p>
      <text:p text:style-name="Elenco_5f_Puntato">Collegando lo strumento ad un AVE-S, facendo partire una prova con programmata la distanza, viene abilitato il conteggio della distanza sul Trip, la totale in decremento e la parziale in incremento. Entrando ed uscendo da Menu, lo strumento invia per errore un comando che modifica i contatori della distanze del Trip.<text:line-break/>Corretto.</text:p>
      <text:p text:style-name="Elenco_5f_puntato_5f_Titolo">BUG </text:p>
      <text:p text:style-name="P8">Corretti alcuni problemi introdotti nella precedente versione.</text:p>
      <text:h text:style-name="Heading_20_3" text:outline-level="3">3v00-beta 19 (agosto 2017)</text:h>
      <text:p text:style-name="Elenco_5f_puntato_5f_Titolo">BUG </text:p>
      <text:p text:style-name="Elenco_5f_Puntato">Corretti alcuni problemi introdotti nella precedente versione.</text:p>
      <text:p text:style-name="Elenco_5f_puntato_5f_Titolo">MODIFICA</text:p>
      <text:p text:style-name="Elenco_5f_Puntato">Nel menu relativo alla voce “CO Automatici”, modificata la lista delle scelte possibili.<text:line-break/>È possibile scegliere tra <text:line-break/>“<text:span text:style-name="T3">Disattiva</text:span>”, che inibisce il passaggio automatico alla prova successiva allo scadere del countdown.<text:line-break/>“<text:span text:style-name="T3">Attiva CO/NT</text:span>” che abilita il passaggio automatico alla prova successiva solo nei Controlli orari CO e nelle neutralizzazioni NT.<text:line-break/>“<text:span text:style-name="T3">Attiva CO/NT/PCT</text:span>” che abilita il passaggio automatico alla prova successiva anche per le prove cronometrate teoriche PCT.<text:line-break/>Nella barra di stato, entrambi i tipi disattivazione vengono segnalate dalla scritta “<text:span text:style-name="T3">COa</text:span>”</text:p>
      <text:h text:style-name="Heading_20_3" text:outline-level="3">3v00-beta 18 (agosto 2017)</text:h>
      <text:p text:style-name="Elenco_5f_puntato_5f_Titolo">BUG </text:p>
      <text:p text:style-name="Elenco_5f_Puntato">Corretti alcuni problemi relativi all'inserimento di una serie di <text:span text:style-name="T2">PCT</text:span>. <text:line-break/>Con il nuovo tipo di inizio, si avevano errori di collegamento tra le prove.</text:p>
      <text:p text:style-name="Elenco_5f_puntato_5f_Titolo"><text:soft-page-break/>MODIFICA</text:p>
      <text:p text:style-name="Elenco_5f_Puntato">Nelle <text:span text:style-name="T2">PCT</text:span> con inizio al minuto intero, premendo il tasto [<text:span text:style-name="T3">BANDIERA</text:span>] per impostare l'ora di inizio della prova, lo strumento adesso visualizza un CountDown per arrivare all'ora appena imposta.</text:p>
      <text:h text:style-name="Heading_20_3" text:outline-level="3">3v00-beta17 (agosto 2017)</text:h>
      <text:p text:style-name="Elenco_5f_puntato_5f_Titolo">MODIFICA</text:p>
      <text:p text:style-name="Elenco_5f_Puntato">Nelle prove di tipo <text:span text:style-name="T2">NT</text:span>, l'azionamento dei tasti [+TIME] e [-TIME] modificano la durata della <text:s/>stessa con incrementi o decrementi di un minuto intero. Mentre si modifica la durata, lo strumento visualizza l'ora di scadenza della NT.<text:line-break/>ATTENZIONE: <text:s/>Una volta modificata la durata, non è più possibile ritornare la valore di partenza.</text:p>
      <text:p text:style-name="Elenco_5f_puntato_5f_Titolo">MODIFICA</text:p>
      <text:p text:style-name="Elenco_5f_Puntato">Nelle <text:span text:style-name="T2">PCT</text:span>, introdotto un nuovo tipo di inizio: "<text:span text:style-name="T3">Minuto Intero</text:span>"<text:line-break/>In questo caso, la <text:span text:style-name="T2">PCT</text:span> non ha un tempo "<text:span text:style-name="T3">imposto" di partenza”</text:span>, ma si aspetta l'impostazione da parte del utente, nella fase di RUN.<text:line-break/>In modalità RUN, quando lo strumento si porta sulla <text:span text:style-name="T2">PCT</text:span>, viene visualizzata la richiesta l'impostazione <text:s/>dell'ora di inizio (Start) mediante l'azionamento del tasto [BANDIERA].<text:line-break/>A questo punto, tenendo premuto il tasto per 2 secondi, lo strumento imposta il prossimo minuto come ora d’inizio della <text:span text:style-name="T2">PCT</text:span> ed inizia il countdown per il termine della stessa. <text:line-break/>Per annullare questa impostazione, basta premere il tasto [ESC] e, confermando la <text:s/>successiva richiesta, lo strumento ripropone la la precedente richiesta di impostazione del tempo di Start.</text:p>
      <text:p text:style-name="Elenco_5f_puntato_5f_Titolo">MODIFICA</text:p>
      <text:p text:style-name="Elenco_5f_Puntato">Aggiunta nel menu "<text:span text:style-name="T3">Informazioni</text:span>" la voce "<text:span text:style-name="T3">Info Serie PC</text:span>".<text:line-break/>Questa opzione permette di visualizzare, per ogni serie di PC programmata, la quantità di prove che lo compongono, le penalità raggiunte nella prima pagina, e la media degli errori in anticipo e in ritardo con la relativa quantità, e la quantità delle prova con errore 0.000 ( "Zero") nella seconda pagina. <text:line-break/>Per cambiare pagina visualizzata si usa il tasto [VISTE].<text:line-break/>Per uscire, usare il tasto [ESC].<text:line-break/>La visualizzazione dei blocchi inizia dalla attuale prova in scadenza a scendere.<text:line-break/>Se non ci sono prove PC programmate o scadute, lo strumento segnala l’anomalia. </text:p>
      <text:h text:style-name="Heading_20_3" text:outline-level="3">3v00-beta16 (giugno 2017)</text:h>
      <text:p text:style-name="Elenco_5f_puntato_5f_Titolo">BUG</text:p>
      <text:p text:style-name="Elenco_5f_Puntato">Corretto, in "Informazioni - Allenamento" il metodo di calcolo della media degli errori fatti</text:p>
      <text:p text:style-name="Elenco_5f_Puntato">Nelle versioni precedenti, mancava l'uso del valore "Delta" per il calcolo della “Durata” vera. Stesso problema nel calcolo dell'errore che viene visualizzato al posto dell'ora di ingresso, in basso.<text:line-break/>Corretto.</text:p>
      <text:p text:style-name="Elenco_5f_puntato_5f_Titolo">MODIFICA</text:p>
      <text:p text:style-name="Elenco_5f_Puntato"><text:s text:c="2"/>In "Informazioni – Info Errori", aggiunta una pagina in più, che riporta il numero complessivo delle PC effettuate e la somma assoluta delle penalità espressa <text:s/>in millisecondi.</text:p>
      <text:h text:style-name="Heading_20_3" text:outline-level="3"><text:soft-page-break/>3v00-beta15 (giugno 2017)</text:h>
      <text:p text:style-name="Elenco_5f_puntato_5f_Titolo">BUG</text:p>
      <text:p text:style-name="Elenco_5f_Puntato">Rientrando in modo RUN, uscendo dalla programmazione del orologio premendo il tasto BANDIERA o il tasto VISTE, in alcuni casi, viene visualizzata, nella status-bar, la voce “OFF” al posto del valore del inizio dello scandisecondi.<text:line-break/>Corretto</text:p>
      <text:h text:style-name="Heading_20_3" text:outline-level="3">3v00-beta14 (giugno 2017)</text:h>
      <text:p text:style-name="Elenco_5f_puntato_5f_Titolo">BUG</text:p>
      <text:p text:style-name="Elenco_5f_Puntato">Eliminato un fastidioso “click” prodotto dopo 100 mSec dalla generazione del suono allo scadere del secondo intero in fase di Countdown.</text:p>
      <text:p text:style-name="Elenco_5f_puntato_5f_Titolo">MODIFICA</text:p>
      <text:p text:style-name="Elenco_5f_Puntato">Aggiunta nel menu “Informazioni” la voce "Info Ultima Serie di PC".<text:line-break/>Questa voce permette, relativamente all’ultima serie di PC effettuata, di vedere:<text:line-break/>il totale delle prove che compongono la serie<text:line-break/>la media degli anticipi e dei ritardi, <text:line-break/>le penalità totali, sommando in modo assoluto, tutti gli errori prodotti.<text:line-break/>Lo strumento segnala un errore se non esiste nessuna serie di PC programmata oppure se non trova nessuna PC scaduta.</text:p>
      <text:h text:style-name="Heading_20_3" text:outline-level="3">3v00-beta12b (giugno 2017)</text:h>
      <text:p text:style-name="Elenco_5f_puntato_5f_Titolo">BUG</text:p>
      <text:p text:style-name="Elenco_5f_Puntato">Corretti alcuni bug generici</text:p>
      <text:h text:style-name="Heading_20_3" text:outline-level="3">3v00-beta12 (giugno 2017)</text:h>
      <text:p text:style-name="Elenco_5f_puntato_5f_Titolo">MODIFICA</text:p>
      <text:p text:style-name="Elenco_5f_Puntato">Allineati alcuni testi e tempi</text:p>
      <text:p text:style-name="Elenco_5f_puntato_5f_Titolo">BUG</text:p>
      <text:p text:style-name="Elenco_5f_Puntato">In caso di blocco della linea quando ho attivato “Tutti CD automatici”, disabilitando il blocco oppure disattivando tutti i CD automatici, la linea rimane bloccata.<text:line-break/>Corretto</text:p>
      <text:p text:style-name="Elenco_5f_puntato_5f_Titolo">MODIFICA</text:p>
      <text:p text:style-name="Elenco_5f_Puntato">In modalità RUN, disabilitando l’emissione acustica mediante il tasto [1], l’azionamento del pulsante esterno produce comunque una segnalazione acustica.<text:line-break/>Corretto, adesso l’azionamento del pulsante rimane silenzioso.</text:p>
      <text:h text:style-name="Heading_20_3" text:outline-level="3">3v00-beta11 (maggio 2017)</text:h>
      <text:p text:style-name="Elenco_5f_puntato_5f_Titolo">MODIFICA</text:p>
      <text:p text:style-name="Elenco_5f_Puntato">Introdotta la possibilità di bloccare l'ingresso InPB quando si attiva la funzione "Tutti CD Automatici". <text:line-break/>L'ingresso viene inibito per tutte le prove, tranne che per le IPC, IPR, IAVG.</text:p>
      <text:p text:style-name="Elenco_5f_Puntato">Premendo il tasto [3] si sbocca l'inibizione.</text:p>
      <text:p text:style-name="Elenco_5f_puntato_5f_Titolo">BUG</text:p>
      <text:p text:style-name="Elenco_5f_Puntato">Nello scarico dati a PC, il travaso si blocca quando si ha un numero di prove maggiore di 160. Corretto</text:p>
      <text:p text:style-name="Elenco_5f_puntato_5f_Titolo"><text:soft-page-break/>BUG</text:p>
      <text:p text:style-name="Elenco_5f_Puntato">Impossibile attivare una prova se seguita da altre prove già scadute. Corretto</text:p>
      <text:p text:style-name="Elenco_5f_puntato_5f_Titolo">BUG</text:p>
      <text:p text:style-name="Elenco_5f_Puntato">Aggiustate alcune visualizzazioni relative alla durata della prova attuale e alla durata della prova seguente.</text:p>
      <text:h text:style-name="Heading_20_3" text:outline-level="3">3v00-beta10 (maggio 2017)</text:h>
      <text:p text:style-name="Elenco_5f_puntato_5f_Titolo">MODIFICA</text:p>
      <text:p text:style-name="Elenco_5f_Puntato">In modo RUN, aggiunta la visualizzazione dell'orologio in basso a destra.</text:p>
      <text:p text:style-name="Elenco_5f_puntato_5f_Titolo">MODIFICA</text:p>
      <text:p text:style-name="Elenco_5f_Puntato">In modo RUN, ad ogni azionamento del tasto [2], viene commuta la visualizzazione della durata della prova in scadenza con la durata della prova successiva, se esiste.<text:line-break/>Questo tipo di visualizzazione rimane fisso passando da una prova all’altra.<text:line-break/>Quando si accende il cronometro, si inizia una nuova gara oppure si termina la gara in corso, viene selezionata la visualizzazione della durata della prova in scadenza.</text:p>
      <text:p text:style-name="Elenco_5f_puntato_5f_Titolo">BUG</text:p>
      <text:p text:style-name="Elenco_5f_Puntato">Corretti alcuni bug generici di visualizzazione, che creavano problemi passando tra le varie funzioni.</text:p>
      <text:h text:style-name="Heading_20_3" text:outline-level="3">3v00-beta09 (maggio 2017)</text:h>
      <text:p text:style-name="Elenco_5f_puntato_5f_Titolo">BUG</text:p>
      <text:p text:style-name="Elenco_5f_Puntato">Corrette alcune visualizzazioni relative ai dati che compaiono quando <text:s/>si premono alcuni tasti in modalità RUN</text:p>
      <text:h text:style-name="Heading_20_3" text:outline-level="3">3v00-beta08 (maggio 2017)</text:h>
      <text:p text:style-name="Elenco_5f_puntato_5f_Titolo">BUG</text:p>
      <text:p text:style-name="Elenco_5f_Puntato">Entrando in TRAINING, vengono modificate nella memoria continua, le due prime prove della gara. In questo modo, quanto si ricarica la gara, le prove perdono la programmazione.<text:line-break/>Corretto.</text:p>
      <text:p text:style-name="Elenco_5f_puntato_5f_Titolo">BUG</text:p>
      <text:p text:style-name="Elenco_5f_Puntato">Corretto bug generazione suono indesiderato al cambio prova quando in modo RUN.</text:p>
      <text:h text:style-name="Heading_20_3" text:outline-level="3">3v00-beta07 (aprile 2017)</text:h>
      <text:p text:style-name="Elenco_5f_puntato_5f_Titolo">BUG</text:p>
      <text:p text:style-name="Elenco_5f_Puntato">Corretti alcuni bug generici.</text:p>
      <text:p text:style-name="Elenco_5f_puntato_5f_Titolo">MODIFICA</text:p>
      <text:p text:style-name="Elenco_5f_Puntato">All'accensione, oppure iniziando una nuova gara, l’opzione “Tutti i CD automatici” viene messo a “No”</text:p>
      <text:p text:style-name="Elenco_5f_puntato_5f_Titolo"><text:soft-page-break/>MODIFICA TRAINING</text:p>
      <text:p text:style-name="Elenco_5f_Puntato">Tolta l’emissione sonora all’azionamento del ingresso InAUX<text:line-break/><text:line-break/>Introdotta la verifica del modello di cavo collegato al ingresso IO (InAUX) per renderlo compatibile con l’ingresso linea. <text:line-break/>Attualmente sono in uso due tipi di cavo (CV_1 &amp; CV_2) leggermente diversi, che implicano una diversa gestione del ingresso da parte del cronometro.<text:line-break/><text:line-break/>Aggiunto un nuovo modo di funzionamento, il modo “Free”<text:line-break/>Di seguito una breve descrizione del funzionamento delle tre modalità<text:line-break/><text:span text:style-name="T2">Modo Continue</text:span>:<text:line-break/>lo strumento memorizza l’ora di “azionamento” di ogni ingresso. <text:line-break/>Se la differenza di tempo tra i due rilevamenti è minore di 2 secondi, gli accoppia ed effettua il calcolo dell’errore usando l’ingresso InAUX come riferimento <text:line-break/>(Errore = tempo InAux – tempo InPB). <text:line-break/>Se l’evento InPB è in anticipo rispetto al evento InAUX, viene messo il segno negativo.<text:line-break/><text:span text:style-name="T2">Modo Lap</text:span>:</text:p>
      <text:p text:style-name="Elenco_5f_Puntato">lo strumento memorizza l’ora di “azionamento” di ogni ingresso e visualizza il tempo trascorso dal ultimo evento rilevato <text:span text:style-name="T1">dal ingresso InPB</text:span> :<text:line-break/>Lap_InPB = InPB_1 - InPB_0<text:line-break/>Lap_InAUX = InAUX_1 - InAUX_0<text:line-break/>Se la differenza di tempo tra i due Lap è minore di 2 secondi, lo strumento li accoppia e calcola l’errore usando il Lap_InAUX come riferimento. <text:line-break/>(Errore = Lap_InAUX - Lap_InPB)<text:line-break/>Se l’evento InPB è in anticipo rispetto al evento InAUX, viene messo il segno negativo.<text:line-break/><text:span text:style-name="T2">Modo Free</text:span></text:p>
      <text:p text:style-name="Elenco_5f_Puntato">lo strumento memorizza l’ora di “azionamento” di ogni ingresso e visualizza il tempo trascorso dal ultimo evento rilevato <text:span text:style-name="T1">sullo stesso ingresso</text:span><text:line-break/>Lap_InPB = InPB_1 - InPB_0<text:line-break/>Lap_InAUX = InAUX_1 - InAUX_0<text:line-break/>Se la differenza di tempo tra i due Lap è minore di 2 secondi, lo strumento li accoppia e calcola l’errore usando il Lap_InAUX come riferimento. <text:line-break/>(Errore = Lap_InAUX - Lap_PB)<text:line-break/>Se l’evento InPB è in anticipo rispetto al evento InAUX, viene messo il segno negativo.</text:p>
      <text:h text:style-name="Heading_20_3" text:outline-level="3">3v00-beta06 (aprile 2017)</text:h>
      <text:p text:style-name="Elenco_5f_puntato_5f_Titolo">MODIFICA Ingresso</text:p>
      <text:p text:style-name="Elenco_5f_Puntato">Aggiunta la possibilità di temporizzare l’ingresso pulsante, Questo permette l’uso di pressostato che rilevi solo il passaggio delle ruote anteriori e non quelle posteriori.<text:line-break/>La scelta viene fatta in “Impostazioni” alla voce “Ingresso”. Scegliendo la voce “Allena” si imposta la temporizzazione di 2 secondi.<text:line-break/>Ad ogni accensione o inizio nuova gara, il valore viene ripristinato a quello di “Gara”</text:p>
      <text:p text:style-name="Elenco_5f_puntato_5f_Titolo">MODIFICA TRAINING</text:p>
      <text:p text:style-name="Elenco_5f_Puntato">Fatti alcuni aggiustamenti.<text:line-break/>In modo LAP, l’ingresso di re-sincronizzazione ( quello che fa ripartire l’orologio da 0.000 e re-allinea l’emissione acustica ) è l’ingresso pulsante.<text:line-break/>L’errore viene calcolato rispetto all’ingresso AUX (ingresso pressostato). Se l’azionamento del pulsante arriva prima del passaggio sul pressostato, il tempo ha il segno “-”, mentre se arriva dopo, ha il segno ‘+’.<text:line-break/>Passaggi sul pressostato senza relativo azionamento del pulsante non vengono memorizzati.</text:p>
      <text:p text:style-name="Elenco_5f_puntato_5f_Titolo"><text:soft-page-break/>MODIFICA Inserimento</text:p>
      <text:p text:style-name="Elenco_5f_Puntato">In fase di conferma dell’impostazione di una singola prova, il relativo conta prove viene aggiornato con il valore della prova attuale incrementato di uno. <text:line-break/>In questo modo, in caso di successivo inserimento di una prova della stessa tipologia, il valore proposto sarà sequenziale all’ultimo valore usato.</text:p>
      <text:p text:style-name="Elenco_5f_puntato_5f_Titolo">MODIFICA Menu Gara</text:p>
      <text:p text:style-name="Elenco_5f_Puntato">Aggiunta la voce “Termina Gara” nel Menu Gara.</text:p>
      <text:p text:style-name="Elenco_5f_puntato_5f_Titolo">MODIFICA modo RUN tasto [2]</text:p>
      <text:p text:style-name="Elenco_5f_Puntato">Aggiunta funzione al tasto [2]. Se la prova attuale è concatenata alla prova seguente, e quest'ultima ha una durata, premendo il tasto [2], viene sostituita la visualizzazione della durata ed errore della prova <text:s/>attuale, con la denominazione e la durata della prova successiva. Questa visualizzazione rimane attiva fin tanto che il tasto è premuto.<text:line-break/>Nota: questa opzione è valida solo per IPC, PC, CO, NT, PCT, per gli altri tipi di prova la funzione non è attiva.</text:p>
      <text:p text:style-name="Elenco_5f_puntato_5f_Titolo">MODIFICA visualizzazione</text:p>
      <text:p text:style-name="Elenco_5f_Puntato">In modo RUN, nella visualizzazione di un IPC, aggiunta la denominazione e la durata della PC successiva</text:p>
      <text:p text:style-name="Elenco_5f_puntato_5f_Titolo">MODIFICA visualizzazione</text:p>
      <text:p text:style-name="Elenco_5f_Puntato">In modo RUN, la visualizzazione dell’errore della prova precedente, che si vede in basso a sinistra, nel solo caso di un valore inferiore a 9,999 Sec, è stata modificata usando caratteri più grandi.<text:line-break/>Questo carattere on viene usato in caso di visualizzazione dell’ora di ingresso della prova.</text:p>
      <text:p text:style-name="Elenco_5f_puntato_5f_Titolo">MODIFICA visualizzazione countdown</text:p>
      <text:p text:style-name="Elenco_5f_Puntato">Quando vengono visualizzate le cifre grandi del countdown, i tasti [4] (ora di scadenza del prossimo CO) e [5] (ore di fine prova) <text:s/>non funzionano. Questo per impedire problemi di interferenze di scrittura delle cifre grandi</text:p>
      <text:h text:style-name="Heading_20_3" text:outline-level="3">3v00-beta05 (aprile 2017)</text:h>
      <text:p text:style-name="Elenco_5f_puntato_5f_Titolo">BUG collegamento a PC</text:p>
      <text:p text:style-name="Elenco_5f_Puntato">Ripristinati alcuni comandi del protocollo seriale che impedivano l'uso con il scarica dari dal PC</text:p>
      <text:p text:style-name="Elenco_5f_puntato_5f_Titolo">MODIFICA testi</text:p>
      <text:p text:style-name="Elenco_5f_Puntato">Corretti alcuni testi delle scritte in altre lingue</text:p>
      <text:h text:style-name="Heading_20_3" text:outline-level="3">3v00-beta04 (aprile 2017)</text:h>
      <text:p text:style-name="Elenco_5f_puntato_5f_Titolo">MODIFICA blocco ingressi su serie di PC</text:p>
      <text:p text:style-name="Elenco_5f_Puntato">Aggiunta la possibilità di inibire gli ingressi pulsante nelle sole PC se attivato il cambio prova automatico su tutti i CD “Tutti CD automatici (Si)”.In modo RUN, premendo il "</text:p>
      <text:p text:style-name="Elenco_5f_Puntato"><text:soft-page-break/>tasto [3] per 2 secondi, viene inibito il funzionamento degli ingressi solo nelle successiva serie di PC. <text:line-break/>L'attivazione viene segnalata mediante una visualizzazione informativa, che viene attivata per 2 secondi al momento della pressione del tasto, e nella visualizzazione del countdown, dal testo "No IN" che sostituisca i tempi di entrata della PC.<text:line-break/>Per disattivare il blocco, bisogna premere nuovamente il tasto [3], senza nessuna attesa.<text:line-break/>Il blocco rimane attivo in tutta la serie di PC collegate tra loro. <text:line-break/>Al termine della serie (nessuna altra prova collegata all'ultima della serie), il blocco viene tolto.</text:p>
      <text:p text:style-name="Elenco_5f_puntato_5f_Titolo">MODIFICA Spegnimento</text:p>
      <text:p text:style-name="Elenco_5f_Puntato">Nel Menu Start, se l'orologio dello strumento è stato sincronizzato, scegliendo la voce "Spegni Strumento", il cronometro chiede conferma. Se lo strumento non è sincronizzato, si spegne senza nessuna richiesta.</text:p>
      <text:p text:style-name="Elenco_5f_puntato_5f_Titolo">MODIFICA modo RUN tasto [1]</text:p>
      <text:p text:style-name="Elenco_5f_Puntato">Aggiunta una funzione al tasto [1] quando in modo RUN. <text:line-break/>Premendo il tasto si imposta lo scandisecondi in modo automatico (inizio emissione sonora a meno XX secondi). Questo permette di abilitare velocemente questo modo di funzionamento senza passare per i menu.</text:p>
      <text:p text:style-name="Elenco_5f_puntato_5f_Titolo">MODIFICA Menu Start</text:p>
      <text:p text:style-name="Elenco_5f_Puntato">Nel Menu Start iniziale, se l'orologio dello strumento è stato sincronizzato o manualmente o in automatico, scegliendo la voce "Spegni Strumento", il cronometro chiede conferma. Se invece lo strumento non è sincronizzato, si spegne senza nessuna richiesta.</text:p>
      <text:p text:style-name="Elenco_5f_puntato_5f_Titolo">MODIFICA Training</text:p>
      <text:p text:style-name="Elenco_5f_Puntato">Aggiunto nel Menu la voce "Impostazioni" per modificare il display e il suono.</text:p>
      <text:p text:style-name="Elenco_5f_puntato_5f_Titolo">BUG TRAINING</text:p>
      <text:p text:style-name="Elenco_5f_Puntato">Rifatto l'algoritmo per il calcolo degli errori in relazione al utilizzo del ingresso primario che per default è l'ingresso B.</text:p>
      <text:h text:style-name="Heading_20_3" text:outline-level="3">3v00-beta03 (marzo 2017)</text:h>
      <text:p text:style-name="Elenco_5f_puntato_5f_Titolo">MODIFICA Training</text:p>
      <text:p text:style-name="Elenco_5f_Puntato">Nel programma TRAINING, in modo LAP, sincronizzazione della generazione del Beep con l'ingresso pulsante InPB. Se arriva prima un impulso sul ingresso Aux, viene generata l’emissione del suono sincrona con la sdoppiata, ma se entro 2 secondi arriva un impulso dal ingresso pulsante, lo strumento ricalcola l'emissione usando il nuovo rilevamento.</text:p>
      <text:p text:style-name="Elenco_5f_puntato_5f_Titolo">BUG Accensione dello strumento</text:p>
      <text:p text:style-name="Elenco_5f_Puntato">Se, subito dopo l’accensione, si entra nel menu impostazioni rapide selezionando la voce “Volume Cuffia”, all’uscita della regolazione, la macchina si blocca e bisogna spegnerla e riaccenderla-<text:line-break/>Adesso esce correttamente</text:p>
      <text:p text:style-name="Elenco_5f_puntato_5f_Titolo">BUG errore testo</text:p>
      <text:p text:style-name="Elenco_5f_Puntato">Errore nella descrizione della voce di menù “Impostazioni / Suono / Break”<text:line-break/>La scritta riporta “quandi” al posto di “quanti”.<text:line-break/>Corretto</text:p>
      <text:p text:style-name="Elenco_5f_puntato_5f_Titolo"><text:soft-page-break/>Modifica “Impostazioni strumento”</text:p>
      <text:p text:style-name="Elenco_5f_Puntato">All’accensione, mantenere l’ultima scelta effettuata, specialmente per quanto riguarda la luminosità (se avevo scelto spenta, che rimanga spenta)<text:line-break/>Attualmente vengono salvate tutte le impostazione tranne quella di “luminosità spenta”, in modo che alla prossima accensione venga impostato il valore “sempre”.<text:line-break/>Adesso viene salvata anche questa impostazione</text:p>
      <text:p text:style-name="Elenco_5f_puntato_5f_Titolo">Modifica “Imposta ora”</text:p>
      <text:p text:style-name="Elenco_5f_Puntato">Prevedere l’attivazione della scansione sonora. <text:line-break/>Adesso questa attivazione viene abilitata o meno o via menu rapido, oppure con il tasto [6] che toggla la funzione. <text:line-break/>Uscendo da “Test_Clock”, questa impostazione viene messa a quella di prima.</text:p>
      <text:p text:style-name="Elenco_5f_puntato_5f_Titolo">Modifica Training</text:p>
      <text:p text:style-name="Elenco_5f_Puntato">Se possibile, in fase training, attivare direttamente il suono del Count-Down (come avviene in gara) tramite il tasto [6] senza passare dalle Impostazioni Veloci "3 Beep CD"<text:line-break/>Azionando il tasto [6], si abilita disabilita l’emissione sonora.<text:line-break/>Azionando il tasto [5] si abilita o disabilita l'emissione del suono nelle frazioni di secondo.<text:line-break/>Uscendo dal programma, queste impostazioni vengono rimesse ai valori precedentemente programmati</text:p>
      <text:h text:style-name="Heading_20_3" text:outline-level="3">3v00-beta02 (marzo 2017</text:h>
      <text:p text:style-name="Elenco_5f_Puntato">prima versione pubblicata</text:p>
      <text:h text:style-name="Heading_20_3" text:outline-level="3">1v00</text:h>
      <text:p text:style-name="Elenco_5f_Puntato">primi tentat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Wingdings 3" svg:font-family="'Wingdings 3'" style:font-adornments="Normal"/>
    <style:font-face style:name="Arial3"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18cm solid #000000" style:shadow="none"/>
      <style:text-properties fo:font-size="14pt" fo:font-weight="bold" style:font-size-asian="14pt" style:font-weight-asian="bold" style:font-size-complex="14pt" style:font-weight-complex="bold"/>
    </style:style>
    <style:style style:name="Elenco_5f_Puntato" style:display-name="Elenco_Puntato" style:family="paragraph" style:parent-style-name="Standard" style:next-style-name="Elenco_5f_puntato_5f_Titolo" style:master-page-name="">
      <style:paragraph-properties fo:margin-left="0.499cm" fo:margin-right="0cm" fo:margin-top="0cm" fo:margin-bottom="0cm" fo:keep-together="always" fo:text-indent="0cm" style:auto-text-indent="false" style:page-number="auto" fo:background-color="transparent" style:shadow="none" fo:keep-with-next="auto" style:writing-mode="page">
        <style:tab-stops/>
        <style:background-image/>
      </style:paragraph-properties>
      <style:text-properties style:font-name="Arial1" fo:language="it" fo:country="IT"/>
    </style:style>
    <style:style style:name="Elenco_5f_puntato_5f_Titolo" style:display-name="Elenco_puntato_Titolo" style:family="paragraph" style:parent-style-name="Standard" style:next-style-name="Elenco_5f_Puntato" style:master-page-name="">
      <style:paragraph-properties fo:margin-top="0.199cm" fo:margin-bottom="0cm" fo:keep-together="always" style:page-number="auto" fo:keep-with-next="always" style:writing-mode="page">
        <style:tab-stops/>
      </style:paragraph-properties>
      <style:text-properties style:font-name="Arial2" fo:language="it" fo:country="IT" fo:font-weight="bold"/>
    </style:style>
    <style:style style:name="TempoCheScorre" style:family="paragraph" style:parent-style-name="Elenco_5f_Puntato">
      <style:paragraph-properties style:writing-mode="page">
        <style:tab-stops>
          <style:tab-stop style:position="2cm"/>
          <style:tab-stop style:position="4.001cm" style:type="center" style:leader-style="solid" style:leader-text="-"/>
          <style:tab-stop style:position="6.001cm" style:type="center" style:leader-style="solid" style:leader-text="-"/>
          <style:tab-stop style:position="7.999cm" style:type="center" style:leader-style="solid" style:leader-text="-"/>
          <style:tab-stop style:position="9.999cm" style:type="center" style:leader-style="solid" style:leader-text="-"/>
          <style:tab-stop style:position="12cm" style:type="center" style:leader-style="solid" style:leader-text="-"/>
          <style:tab-stop style:position="14cm" style:type="center" style:leader-style="solid" style:leader-text="-"/>
          <style:tab-stop style:position="16cm" style:type="center" style:leader-style="solid" style:leader-text="-"/>
        </style:tab-stops>
      </style:paragraph-properties>
    </style:style>
    <style:style style:name="TempoCheScorreIntesta" style:family="paragraph" style:parent-style-name="TempoCheScorre">
      <style:paragraph-properties style:writing-mode="page">
        <style:tab-stops>
          <style:tab-stop style:position="2cm"/>
          <style:tab-stop style:position="4.001cm" style:type="center"/>
          <style:tab-stop style:position="6.001cm" style:type="center"/>
          <style:tab-stop style:position="7.999cm" style:type="center"/>
          <style:tab-stop style:position="9.999cm" style:type="center"/>
          <style:tab-stop style:position="12cm" style:type="center"/>
          <style:tab-stop style:position="14cm" style:type="center"/>
          <style:tab-stop style:position="16cm" style:type="center"/>
        </style:tab-stops>
      </style:paragraph-properties>
    </style:style>
    <style:style style:name="tempoA" style:family="paragraph" style:parent-style-name="TempoCheScorreIntesta">
      <style:paragraph-properties style:writing-mode="page">
        <style:tab-stops>
          <style:tab-stop style:position="2cm" style:type="center"/>
          <style:tab-stop style:position="3.5cm" style:leader-style="solid" style:leader-text="-"/>
          <style:tab-stop style:position="4.5cm" style:leader-style="solid" style:leader-text="-"/>
          <style:tab-stop style:position="7.5cm" style:leader-style="solid" style:leader-text="-"/>
          <style:tab-stop style:position="8.5cm" style:leader-style="solid" style:leader-text="-"/>
          <style:tab-stop style:position="11.501cm" style:leader-style="solid" style:leader-text="-"/>
          <style:tab-stop style:position="12.501cm" style:leader-style="solid" style:leader-text="-"/>
          <style:tab-stop style:position="16.499cm" style:leader-style="solid" style:leader-text="-"/>
          <style:tab-stop style:position="17.5cm" style:leader-style="solid" style:leader-text="-"/>
        </style:tab-stops>
      </style:paragraph-properties>
    </style:style>
    <style:style style:name="tempoB" style:family="paragraph" style:parent-style-name="tempoA">
      <style:paragraph-properties style:writing-mode="page"/>
    </style:style>
    <style:style style:name="tempoErrore" style:family="paragraph" style:parent-style-name="tempoA">
      <style:paragraph-properties style:writing-mode="page">
        <style:tab-stops>
          <style:tab-stop style:position="2cm" style:type="center"/>
          <style:tab-stop style:position="3.5cm"/>
          <style:tab-stop style:position="4.5cm" style:leader-style="solid" style:leader-text="-"/>
          <style:tab-stop style:position="7.5cm"/>
          <style:tab-stop style:position="8.5cm" style:leader-style="solid" style:leader-text="-"/>
          <style:tab-stop style:position="11.501cm"/>
          <style:tab-stop style:position="12.501cm" style:leader-style="solid" style:leader-text="-"/>
          <style:tab-stop style:position="16.499cm" style:leader-style="solid" style:leader-text="-"/>
          <style:tab-stop style:position="17.5cm" style:leader-style="soli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41M12S</meta:editing-duration>
    <meta:editing-cycles>233</meta:editing-cycles>
    <meta:generator>OpenOffice/4.1.14$Win32 OpenOffice.org_project/4114m1$Build-9811</meta:generator>
    <dc:date>2023-03-06T18:34:01.52</dc:date>
    <dc:creator>p p</dc:creator>
    <meta:document-statistic meta:table-count="0" meta:image-count="0" meta:object-count="0" meta:page-count="21" meta:paragraph-count="399" meta:word-count="6736" meta:character-count="44645"/>
    <meta:user-defined meta:name="Info 1"/>
    <meta:user-defined meta:name="Info 2"/>
    <meta:user-defined meta:name="Info 3"/>
    <meta:user-defined meta:name="Info 4"/>
  </office:meta>
</office:document-meta>
</file>